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8493" officeooo:paragraph-rsid="001684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for the first week:</text:p>
      <text:p text:style-name="P1"/>
      <text:p text:style-name="P1">Make four classes on some dateset.</text:p>
      <text:p text:style-name="P1">Put random numbers into the classes</text:p>
      <text:p text:style-name="P1">sample data 500</text:p>
      <text:p text:style-name="P1">classify groups of 100 as one type.</text:p>
      <text:p text:style-name="P1">Predict the type of the values making the test train sp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2T21:37:30.292224191</meta:creation-date>
    <dc:date>2023-01-12T21:44:24.001214589</dc:date>
    <meta:editing-duration>PT6M54S</meta:editing-duration>
    <meta:editing-cycles>1</meta:editing-cycles>
    <meta:document-statistic meta:table-count="0" meta:image-count="0" meta:object-count="0" meta:page-count="1" meta:paragraph-count="6" meta:word-count="38" meta:character-count="208" meta:non-whitespace-character-count="176"/>
    <meta:generator>LibreOffice/6.0.7.3$Linux_X86_64 LibreOffice_project/00m0$Build-3</meta:generator>
  </office:meta>
</office:document-meta>
</file>